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ach feature lead will give an overview of the project from a project</text:p>
      <text:p text:style-name="Standard">management point of view:</text:p>
      <text:list xml:id="list33325118" text:style-name="L1">
        <text:list-item>
          <text:p text:style-name="P1">describe the project phases (when did the start/end, how much effort</text:p>
          <text:p text:style-name="P1">was spent, what was done in this phase) (for test phase only)</text:p>
          <text:list>
            <text:list-item>
              <text:p text:style-name="P1">Design Phase</text:p>
              <text:list>
                <text:list-item>
                  <text:p text:style-name="P1">The Planning Phase, development of design specification and schedauling of plugin implementation.</text:p>
                  <text:list>
                    <text:list-item>
                      <text:p text:style-name="P1">As such documentation and design are important, a lot of effort was put forth for it</text:p>
                    </text:list-item>
                  </text:list>
                </text:list-item>
              </text:list>
            </text:list-item>
            <text:list-item>
              <text:p text:style-name="P1">Implementation Phase</text:p>
              <text:list>
                <text:list-item>
                  <text:p text:style-name="P1">Coding<text:tab/></text:p>
                  <text:list>
                    <text:list-item>
                      <text:p text:style-name="P1">Implenting of design specs, Even more effort was put in here.</text:p>
                    </text:list-item>
                    <text:list-item>
                      <text:p text:style-name="P1">Import LaTeX</text:p>
                    </text:list-item>
                    <text:list-item>
                      <text:p text:style-name="P1">Import DOCX</text:p>
                    </text:list-item>
                    <text:list-item>
                      <text:p text:style-name="P1">Export PDF</text:p>
                    </text:list-item>
                    <text:list-item>
                      <text:p text:style-name="P1">Import CSV</text:p>
                    </text:list-item>
                    <text:list-item>
                      <text:p text:style-name="P1">Watermarking Plugin</text:p>
                    </text:list-item>
                  </text:list>
                </text:list-item>
                <text:list-item>
                  <text:p text:style-name="P1">Testing</text:p>
                  <text:list>
                    <text:list-item>
                      <text:p text:style-name="P1">Import LaTeX</text:p>
                    </text:list-item>
                    <text:list-item>
                      <text:p text:style-name="P1">Import DOCX</text:p>
                    </text:list-item>
                    <text:list-item>
                      <text:p text:style-name="P1">Export PDF</text:p>
                    </text:list-item>
                    <text:list-item>
                      <text:p text:style-name="P1">Import CSV</text:p>
                    </text:list-item>
                  </text:list>
                </text:list-item>
                <text:list-item>
                  <text:p text:style-name="P1">Watermarking Plugin</text:p>
                </text:list-item>
              </text:list>
            </text:list-item>
            <text:list-item>
              <text:p text:style-name="P1">Finalization Phase</text:p>
            </text:list-item>
          </text:list>
        </text:list-item>
        <text:list-item>
          <text:p text:style-name="P1">describe the overall project effort and how it distributed over the tasks</text:p>
          <text:list>
            <text:list-item>
              <text:p text:style-name="P1">The Majority of effort was distributed to coding and testing with the rest placed into design</text:p>
            </text:list-item>
            <text:list-item>
              <text:p text:style-name="P1">During the implementation phase Importing and Exporting Plugins where started at the beginning of the phase and worked on till the end, distributing the workload for the major plugins over the course of time, leading to more time to finish them while working on the lesser plugins, CSV import and Watermarking</text:p>
            </text:list-item>
          </text:list>
        </text:list-item>
        <text:list-item>
          <text:p text:style-name="P1">describe the process followed (e.g., what steps where used to identify tasks and complete them, what testing was used, configuration management, meetings, collaboration, etc.)</text:p>
          <text:list>
            <text:list-item>
              <text:p text:style-name="P1"/>
            </text:list-item>
          </text:list>
        </text:list-item>
        <text:list-item>
          <text:p text:style-name="P1">describe how the team was set <text:s/>up and what was noteworthy about the</text:p>
          <text:p text:style-name="P1">team collaboration</text:p>
          <text:list>
            <text:list-item>
              <text:p text:style-name="P1"/>
            </text:list-item>
          </text:list>
        </text:list-item>
        <text:list-item>
          <text:p text:style-name="P1">describe lessons learned and suggestions for future teams (what</text:p>
          <text:p text:style-name="P1">worked, what did not work).</text:p>
          <text:list>
            <text:list-item>
              <text:p text:style-name="P1"/>
            </text:list-item>
          </text:list>
          <text:p text:style-name="P1"/>
        </text:list-item>
      </text:list>
      <text:p text:style-name="Standard">Demonstrate the product and the realized features. You may do this in</text:p>
      <text:p text:style-name="Standard">one single demonstration if you managed to integrate the features or you</text:p>
      <text:p text:style-name="Standard">may do this team by team or even feature by feature if these are still</text:p>
      <text:p text:style-name="Standard">independent of each other. (You might also do a combination of these.)</text:p>
      <text:p text:style-name="Standard">a) For each feature, give a short summary of what this feature did for</text:p>
      <text:p text:style-name="Standard">the user and how it would be invoked</text:p>
      <text:p text:style-name="Standard">b.1) for each feature, give a demonstration of it working</text:p>
      <text:p text:style-name="Standard">b.2) if a feature is not yet ready for demonstration, give a mockup</text:p>
      <text:p text:style-name="Standard">(e.g., a depiction of the user interface or other aspects of its</text:p>
      <text:p text:style-name="Standard">operation and provide a detailed description of how you would implement</text:p>
      <text:p text:style-name="Standard"><text:soft-page-break/>it, what has already been done, and what needs to still be completed.</text:p>
      <text:p text:style-name="Standard">This description needs to be detailed enough so that it is clear how you</text:p>
      <text:p text:style-name="Standard">would (or will) finish this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wight Jones</meta:initial-creator>
    <meta:creation-date>2011-12-06T22:44:21.76</meta:creation-date>
    <dc:date>2011-12-07T01:33:00.53</dc:date>
    <dc:creator>Dwight Jones</dc:creator>
    <meta:editing-duration>PT59M35S</meta:editing-duration>
    <meta:editing-cycles>2</meta:editing-cycles>
    <meta:generator>OpenOffice.org/3.3$Win32 OpenOffice.org_project/330m20$Build-9567</meta:generator>
    <meta:document-statistic meta:table-count="0" meta:image-count="0" meta:object-count="0" meta:page-count="2" meta:paragraph-count="43" meta:word-count="416" meta:character-count="2348"/>
  </office:meta>
</office:document-meta>
</file>